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800000010B4B1FE5C10BE0CC0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99cc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MS Gothic" style:font-size-asian="9pt" style:font-style-asian="italic" style:font-weight-asian="normal" style:font-name-complex="Tahoma" style:font-size-complex="9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5cm" svg:height="0.5cm" svg:x="9.035cm" svg:y="15.341cm">
            <draw:text-box>
              <text:p text:style-name="P1"><text:span text:style-name="T1"><text:s/></text:span><text:span text:style-name="T2">d</text:span></text:p>
            </draw:text-box>
          </draw:frame>
          <draw:g>
            <draw:line draw:style-name="gr2" draw:text-style-name="P3" draw:layer="layout" svg:x1="10.757cm" svg:y1="14.945cm" svg:x2="10.707cm" svg:y2="14.995cm">
              <text:p/>
            </draw:line>
            <draw:line draw:style-name="gr2" draw:text-style-name="P3" draw:layer="layout" svg:x1="10.757cm" svg:y1="14.995cm" svg:x2="10.707cm" svg:y2="14.945cm">
              <text:p/>
            </draw:line>
          </draw:g>
          <draw:frame draw:style-name="gr1" draw:text-style-name="P2" draw:layer="layout" svg:width="0.502cm" svg:height="0.5cm" svg:x="10.536cm" svg:y="14.53cm">
            <draw:text-box>
              <text:p text:style-name="P1"><text:span text:style-name="T1">P</text:span></text:p>
            </draw:text-box>
          </draw:frame>
          <draw:frame draw:style-name="gr3" draw:text-style-name="P4" draw:layer="layout" svg:width="1.084cm" svg:height="2.262cm" draw:transform="skewX (0.000872664625997164) rotate (-0.462163185928099) translate (11.365cm 13.706cm)">
            <draw:image xlink:href="Pictures/10000201000000800000010B4B1FE5C10BE0CC0D.png" xlink:type="simple" xlink:show="embed" xlink:actuate="onLoad">
              <text:p/>
            </draw:image>
          </draw:frame>
          <draw:line draw:style-name="gr2" draw:text-style-name="P3" draw:layer="layout" svg:x1="9.207cm" svg:y1="15.145cm" svg:x2="11.341cm" svg:y2="16.212cm">
            <text:p/>
          </draw:line>
          <draw:line draw:style-name="gr2" draw:text-style-name="P3" draw:layer="layout" svg:x1="10.799cm" svg:y1="14.849cm" svg:x2="10.679cm" svg:y2="15.07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4:35:32.090468454</meta:creation-date>
    <dc:date>2018-04-10T14:35:58.000959972</dc:date>
    <meta:editing-duration>PT26S</meta:editing-duration>
    <meta:editing-cycles>1</meta:editing-cycles>
    <meta:document-statistic meta:object-count="9"/>
    <meta:generator>LibreOffice/6.0.0.3$MacOSX_X86_64 LibreOffice_project/64a0f66915f38c6217de274f0aa8e15618924765</meta:generator>
  </office:meta>
</office:document-meta>
</file>